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StateBinding.readState( DataInputStream in , NodeId id , PersistenceManager pMg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ItemStateBinding.writeID( DataOutputStream out , Node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temStateBinding.readID( DataInputStream 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temStateBinding.writeUUID( DataOutputStream out , UUID uu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temStateBinding.ItemStateBinding( ErrorHandling errorHandling , BLOBStore blobStore , StringIndex nsIndex , StringIndex nameIndex , DataStore data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mStateBinding.readQName( Data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temStateBinding.getBlob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Binding.setMinBlobSize( long minBlob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Binding.readState( DataInputStream in , NodeReferencesId id , PersistenceManager pMg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temStateBinding.getMinBlob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Binding.writeModCount( DataOutputStream out , short mod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Binding.writeIndexedQName( DataOutputStream out ,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temStateBinding.readModCount( Data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Binding.readIndexedQName( Data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temStateBinding.readPropertyId( Data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temStateBinding.writePropertyId( DataOutputStream out , Property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mStateBinding.writeQName( DataOutputStream out ,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mStateBinding.writeUUID( DataOutputStream out , String uu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temStateBinding.readUUID( Data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temStateBinding.writeState( DataOutputStream out , NodeState st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ItemStateBinding.writeState( DataOutputStream out , NodeReferences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